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66cc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66cc" draw:fill-image-width="0cm" draw:fill-image-height="0cm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marker-end="Arrow" draw:marker-end-width="0.3cm"/>
    </style:style>
    <style:style style:name="gr7" style:family="graphic" style:parent-style-name="standard">
      <style:graphic-properties draw:fill-color="#ffffff" draw:shadow="visible" draw:shadow-offset-x="0.102cm" draw:shadow-offset-y="0.10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ffffff" draw:fill-image-width="0cm" draw:fill-image-height="0cm" draw:textarea-horizontal-align="left" draw:textarea-vertical-align="top" draw:auto-grow-height="false" fo:padding-left="0.254cm" draw:shadow="hidden"/>
    </style:style>
    <style:style style:name="gr10" style:family="graphic" style:parent-style-name="standard">
      <style:graphic-properties draw:fill="solid" draw:fill-color="#c0c0c0" draw:textarea-horizontal-align="left" draw:textarea-vertical-align="top" draw:fit-to-size="false"/>
    </style:style>
    <style:style style:name="gr1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="solid" draw:fill-color="#e6e64c" draw:textarea-horizontal-align="left" draw:textarea-vertical-align="top" draw:auto-grow-height="false" fo:padding-left="0.051cm" fo:padding-right="0.051cm" fo:wrap-option="wrap"/>
    </style:style>
    <style:style style:name="gr14" style:family="graphic" style:parent-style-name="standard">
      <style:graphic-properties draw:fill="solid" draw:fill-color="#ffffff" draw:fill-image-width="0cm" draw:fill-image-height="0cm" draw:textarea-horizontal-align="center" draw:textarea-vertical-align="middle" draw:auto-grow-height="false" fo:padding-left="0.254cm" draw:shadow="hidden"/>
    </style:style>
    <style:style style:name="pr1" style:family="presentation" style:parent-style-name="Default-title">
      <style:graphic-properties fo:min-height="1.636cm"/>
    </style:style>
    <style:style style:name="pr2" style:family="presentation" style:parent-style-name="Default-outline1">
      <style:graphic-properties fo:min-height="12.065cm"/>
    </style:style>
    <style:style style:name="pr3" style:family="presentation" style:parent-style-name="Default-outline1">
      <style:graphic-properties draw:stroke="none" draw:fill="none" fo:min-height="4.27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outline1">
      <style:graphic-properties fo:min-height="3.1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000000" fo:font-size="48pt" style:font-size-asian="48pt" style:font-size-complex="48pt"/>
    </style:style>
    <style:style style:name="P5" style:family="paragraph">
      <style:paragraph-properties style:text-autospace="none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>
        <style:tab-stops>
          <style:tab-stop style:position="7.865cm" style:type="right"/>
        </style:tab-stops>
      </style:paragraph-properties>
    </style:style>
    <style:style style:name="P9" style:family="paragraph">
      <style:paragraph-properties>
        <style:tab-stops>
          <style:tab-stop style:position="7.865cm" style:type="right"/>
        </style:tab-stops>
      </style:paragraph-properties>
      <style:text-properties fo:font-size="18pt"/>
    </style:style>
    <style:style style:name="P10" style:family="paragraph">
      <style:paragraph-properties fo:margin-left="1.043cm" fo:margin-right="0cm" fo:text-align="start" fo:text-indent="-0.522cm"/>
    </style:style>
    <style:style style:name="P11" style:family="paragraph">
      <style:paragraph-properties fo:margin-left="1.043cm" fo:margin-right="0cm" fo:text-align="start" fo:text-indent="-0.522cm">
        <style:tab-stops>
          <style:tab-stop style:position="-0.109cm"/>
        </style:tab-stops>
      </style:paragraph-properties>
    </style:style>
    <style:style style:name="P12" style:family="paragraph">
      <style:paragraph-properties fo:margin-left="1.043cm" fo:margin-right="0cm" fo:text-align="start" fo:text-indent="-0.522cm">
        <style:tab-stops>
          <style:tab-stop style:position="0.689cm"/>
        </style:tab-stops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/>
    </style:style>
    <style:style style:name="T3" style:family="text">
      <style:text-properties fo:color="#000000" fo:font-size="48pt" style:font-size-asian="48pt" style:font-size-complex="4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fo:font-size="40pt" style:font-size-asian="40pt" style:font-size-complex="40pt"/>
    </style:style>
    <style:style style:name="T6" style:family="text">
      <style:text-properties style:use-window-font-color="true" style:text-outline="false" style:text-line-through-style="none" fo:font-family="Arial" style:font-family-generic="swiss" fo:font-size="26pt" fo:font-style="normal" fo:text-shadow="none" style:text-underline-style="none" fo:font-weight="normal" style:letter-kerning="true" style:font-family-asian="Arial" style:font-family-generic-asian="swiss" style:font-size-asian="26pt" style:font-style-asian="normal" style:font-weight-asian="normal" style:font-family-complex="Arial" style:font-family-generic-complex="swis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fo:font-family="Arial" style:font-family-generic="roman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5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font-family="Arial" style:font-family-generic="roman" style:font-pitch="variable" fo:font-size="1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">Crastinate-Pro Stage1.Scene1 #1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2" draw:text-style-name="P1" draw:layer="layout" svg:width="8.89cm" svg:height="1.905cm" svg:x="2.2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55cm" svg:height="0.909cm" svg:x="2.67cm" svg:y="4.041cm">
          <text:p text:style-name="P1"><text:span text:style-name="T2">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89cm" svg:height="1.909cm" svg:x="2.27cm" svg:y="5.4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p text:style-name="P1"><text:span text:style-name="T1">Title Bar</text:span></text:p>
            <text:list text:style-name="L2">
              <text:list-item>
                <text:p><text:span text:style-name="T1">The title bar has fixed text - “Crastinate-Pro”</text:span></text:p>
              </text:list-item>
              <text:list-item>
                <text:p><text:span text:style-name="T1">In a future release, the title bar will be replaced with “recent” and “category” (or some other kind of navigational/organizational) buttons (see next slide).</text:span></text:p>
              </text:list-item>
            </text:list>
          </draw:text-box>
        </draw:frame>
        <draw:custom-shape draw:style-name="gr5" draw:text-style-name="P4" draw:layer="layout" svg:width="1.27cm" svg:height="1.27cm" svg:x="3.905cm" svg:y="13.9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5.434cm" svg:y="14.144cm">
          <text:p text:style-name="P1"><text:span text:style-name="T4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89cm" svg:height="1.909cm" svg:x="2.27cm" svg:y="7.342cm">
          <text:p text:style-name="P3"><text:span text:style-name="T2"><text:s text:c="3"/></text:span><text:span text:style-name="T2">Take out the garb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8.234cm" svg:y="14.145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.27cm" svg:y1="6.38cm" svg:x2="2.905cm" svg:y2="6.38cm">
          <text:p/>
        </draw:line>
        <draw:custom-shape draw:style-name="gr5" draw:text-style-name="P4" draw:layer="layout" svg:width="1.27cm" svg:height="1.27cm" svg:x="2.505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1" draw:layer="layout" svg:width="0.635cm" svg:height="0.635cm" svg:x="2.271cm" svg:y="7.986cm">
          <text:p/>
        </draw:rect>
        <draw:frame presentation:style-name="pr3" draw:layer="layout" svg:width="25.813cm" svg:height="4.27cm" svg:x="1.128cm" svg:y="16.18cm">
          <draw:text-box>
            <text:p text:style-name="P5"><text:span text:style-name="T6">Every screen will have a “?” to display help. <text:s/>It's a principal of my design philosophy. <text:s/>I should hope that my application is so intuitive that the user does not need to use it, but it will always be there in case the user wants more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">Crastinate-Pro Stage1.Scene1 (future release)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2" draw:text-style-name="P1" draw:layer="layout" svg:width="8.89cm" svg:height="1.905cm" svg:x="2.2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2.57cm" svg:y="3.841cm">
          <text:p text:style-name="P1">Rec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95cm" svg:height="0.909cm" svg:x="6.715cm" svg:y="3.842cm">
          <text:p text:style-name="P1"><text:span text:style-name="T7">All Catego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5.029cm" svg:x="11.795cm" svg:y="3.54cm" presentation:class="outline" presentation:user-transformed="true">
          <draw:text-box>
            <text:list text:style-name="L2">
              <text:list-header>
                <text:p text:style-name="P1"><text:span text:style-name="T8">Title Bar</text:span></text:p>
              </text:list-header>
              <text:list-item>
                <text:p><text:span text:style-name="T1">In a future release, the title bar will be enhanced with functional buttons, for example...</text:span></text:p>
              </text:list-item>
              <text:list-item>
                <text:p><text:span text:style-name="T1">“</text:span><text:span text:style-name="T1">Recent” and “All Categories” are drop-down buttons. <text:s/>“All Categories” sizes to fit the number of characters in the category name, or the amount of space in the bar, whichever is less.</text:span></text:p>
              </text:list-item>
            </text:list>
          </draw:text-box>
        </draw:frame>
        <draw:custom-shape draw:style-name="gr4" draw:text-style-name="P2" draw:layer="layout" svg:width="8.89cm" svg:height="1.909cm" svg:x="2.27cm" svg:y="5.442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.271cm" svg:y1="6.38cm" svg:x2="2.906cm" svg:y2="6.38cm">
          <text:p/>
        </draw:line>
        <draw:custom-shape draw:style-name="gr5" draw:text-style-name="P4" draw:layer="layout" svg:width="1.27cm" svg:height="1.27cm" svg:x="3.906cm" svg:y="13.9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5.435cm" svg:y="14.144cm">
          <text:p text:style-name="P1"><text:span text:style-name="T4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8.235cm" svg:y="14.145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8.89cm" svg:height="1.909cm" svg:x="2.27cm" svg:y="7.343cm">
          <text:p text:style-name="P3"><text:span text:style-name="T2"><text:s text:c="3"/></text:span><text:span text:style-name="T2">Take out the garb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" draw:layer="layout" svg:width="0.635cm" svg:height="0.635cm" svg:x="2.271cm" svg:y="7.986cm">
          <text:p/>
        </draw:rect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">Crastinate-Pro Stage1.Scene1 #1.1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2" draw:text-style-name="P1" draw:layer="layout" svg:width="8.89cm" svg:height="1.905cm" svg:x="2.2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55cm" svg:height="0.909cm" svg:x="2.67cm" svg:y="4.041cm">
          <text:p text:style-name="P1"><text:span text:style-name="T2">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89cm" svg:height="1.909cm" svg:x="2.27cm" svg:y="5.4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p text:style-name="P1"><text:span text:style-name="T8">Existing Plans and reminders</text:span></text:p>
            <text:list text:style-name="L2">
              <text:list-item>
                <text:p><text:span text:style-name="T1">Typing searches in title and notes fields for plans and reminders.</text:span></text:p>
              </text:list-item>
              <text:list-item>
                <text:p><text:span text:style-name="T1">Plans have an “arrow” icon, reminders have a check-box.</text:span></text:p>
              </text:list-item>
              <text:list-item>
                <text:p><text:span text:style-name="T1">Reminders are only shown if they are not in any plan.</text:span></text:p>
                <text:p><text:span text:style-name="T1"/></text:p>
              </text:list-item>
            </text:list>
          </draw:text-box>
        </draw:frame>
        <draw:frame presentation:style-name="pr3" draw:layer="layout" svg:width="25.813cm" svg:height="4.27cm" svg:x="1.127cm" svg:y="16.18cm">
          <draw:text-box>
            <text:list text:style-name="L2">
              <text:list-header>
                <text:p><text:span text:style-name="T9">The initial view shows the list of plans and reminders. <text:s/>When first installed, the only plan shown will be the sample plan, called “Welcome to Crastinate-Pro,” and the sample reminder, “Take out the garbage.”</text:span></text:p>
              </text:list-header>
            </text:list>
          </draw:text-box>
        </draw:frame>
        <draw:custom-shape draw:style-name="gr4" draw:text-style-name="P2" draw:layer="layout" svg:width="8.89cm" svg:height="1.909cm" svg:x="2.27cm" svg:y="7.342cm">
          <text:p text:style-name="P3"><text:span text:style-name="T2"><text:s text:c="3"/></text:span><text:span text:style-name="T2">Take out the garb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.27cm" svg:y1="6.38cm" svg:x2="2.905cm" svg:y2="6.38cm">
          <text:p/>
        </draw:line>
        <draw:custom-shape draw:style-name="gr5" draw:text-style-name="P4" draw:layer="layout" svg:width="1.27cm" svg:height="1.27cm" svg:x="3.906cm" svg:y="13.9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5.435cm" svg:y="14.144cm">
          <text:p text:style-name="P1"><text:span text:style-name="T4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8.235cm" svg:y="14.145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1" draw:layer="layout" svg:width="0.635cm" svg:height="0.635cm" svg:x="2.271cm" svg:y="7.986cm">
          <text:p/>
        </draw:rect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">Crastinate-Pro Stage1.Scene1 #1.2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2" draw:text-style-name="P1" draw:layer="layout" svg:width="8.89cm" svg:height="1.905cm" svg:x="2.2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55cm" svg:height="0.909cm" svg:x="2.67cm" svg:y="4.041cm">
          <text:p text:style-name="P1"><text:span text:style-name="T2">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89cm" svg:height="1.909cm" svg:x="2.27cm" svg:y="5.4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5.529cm" svg:x="11.795cm" svg:y="3.54cm" presentation:class="outline" presentation:user-transformed="true">
          <draw:text-box>
            <text:p text:style-name="P1"><text:span text:style-name="T8">Existing Plans and reminders</text:span></text:p>
            <text:list text:style-name="L2">
              <text:list-item>
                <text:p><text:span text:style-name="T1">In a future release, reminders and plans will be color-coded (black, green, yellow, red), according to their status, based on their time.</text:span></text:p>
              </text:list-item>
              <text:list-item>
                <text:p><text:span text:style-name="T1">See “Crastinate-Pro Notes” for full description of status (-?-)</text:span></text:p>
              </text:list-item>
              <text:list-item>
                <text:p><text:span text:style-name="T1">Not sure how I'm going to code that. <text:s/>Ali suggests sub-typing.</text:span></text:p>
              </text:list-item>
            </text:list>
          </draw:text-box>
        </draw:frame>
        <draw:custom-shape draw:style-name="gr4" draw:text-style-name="P2" draw:layer="layout" svg:width="8.89cm" svg:height="1.909cm" svg:x="2.27cm" svg:y="7.342cm">
          <text:p text:style-name="P3"><text:span text:style-name="T2"><text:s text:c="3"/></text:span><text:span text:style-name="T2">Take out the garb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.27cm" svg:y1="6.38cm" svg:x2="2.905cm" svg:y2="6.38cm">
          <text:p/>
        </draw:line>
        <draw:custom-shape draw:style-name="gr5" draw:text-style-name="P4" draw:layer="layout" svg:width="1.27cm" svg:height="1.27cm" svg:x="3.906cm" svg:y="13.9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5.435cm" svg:y="14.144cm">
          <text:p text:style-name="P1"><text:span text:style-name="T4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8.235cm" svg:y="14.145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1" draw:layer="layout" svg:width="0.635cm" svg:height="0.635cm" svg:x="2.271cm" svg:y="7.986cm">
          <text:p/>
        </draw:rect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">Crastinate-Pro Stage1.Scene1 #2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2" draw:text-style-name="P1" draw:layer="layout" svg:width="8.89cm" svg:height="1.905cm" svg:x="2.2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55cm" svg:height="0.909cm" svg:x="2.67cm" svg:y="4.041cm">
          <text:p text:style-name="P1"><text:span text:style-name="T2">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8.89cm" svg:height="1.909cm" svg:x="2.27cm" svg:y="5.4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p text:style-name="P1"><text:span text:style-name="T8">Existing Plans and reminders</text:span></text:p>
            <text:list text:style-name="L2">
              <text:list-item>
                <text:p><text:span text:style-name="T1">The “arrow” icon takes you to “Use” view for a plan.</text:span></text:p>
              </text:list-item>
              <text:list-item>
                <text:p><text:span text:style-name="T1">The “check-box” icon activates or de-activates a reminder.</text:span></text:p>
              </text:list-item>
            </text:list>
          </draw:text-box>
        </draw:frame>
        <draw:custom-shape draw:style-name="gr4" draw:text-style-name="P7" draw:layer="layout" svg:width="8.89cm" svg:height="1.909cm" svg:x="2.27cm" svg:y="7.342cm">
          <text:p text:style-name="P3"><text:span text:style-name="T2"><text:s text:c="3"/></text:span><text:span text:style-name="T2">Take out the garb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2.27cm" svg:y1="6.38cm" svg:x2="2.905cm" svg:y2="6.38cm">
          <text:p/>
        </draw:line>
        <draw:rect draw:style-name="gr7" draw:text-style-name="P1" draw:layer="layout" svg:width="0.635cm" svg:height="0.635cm" svg:x="2.27cm" svg:y="7.985cm">
          <text:p/>
        </draw:rect>
        <draw:custom-shape draw:style-name="gr5" draw:text-style-name="P4" draw:layer="layout" svg:width="1.27cm" svg:height="1.27cm" svg:x="3.906cm" svg:y="13.9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5.435cm" svg:y="14.144cm">
          <text:p text:style-name="P1"><text:span text:style-name="T4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8.235cm" svg:y="14.145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">Crastinate-Pro Stage1.Scene1 #2.1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2" draw:text-style-name="P1" draw:layer="layout" svg:width="8.89cm" svg:height="1.905cm" svg:x="2.2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55cm" svg:height="0.909cm" svg:x="2.67cm" svg:y="4.041cm">
          <text:p text:style-name="P1"><text:span text:style-name="T2">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89cm" svg:height="1.909cm" svg:x="2.27cm" svg:y="5.4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738cm" svg:x="11.795cm" svg:y="3.54cm" presentation:class="outline" presentation:user-transformed="true">
          <draw:text-box>
            <text:p text:style-name="P1"><text:span text:style-name="T8">Existing Plans and reminders</text:span></text:p>
            <text:list text:style-name="L2">
              <text:list-item>
                <text:p><text:span text:style-name="T1">Tapping a plan or reminder selects it.</text:span></text:p>
              </text:list-item>
              <text:list-item>
                <text:p><text:span text:style-name="T1">Tap and hold on a plan takes you to use view (same as tapping the “arrow” icon)</text:span></text:p>
              </text:list-item>
              <text:list-item>
                <text:p><text:span text:style-name="T1">Tap and hold a reminder takes you to properties.</text:span></text:p>
              </text:list-item>
              <text:list-item>
                <text:p><text:span text:style-name="T1">Swipe right reveals delete/cancel.</text:span></text:p>
              </text:list-item>
            </text:list>
          </draw:text-box>
        </draw:frame>
        <draw:line draw:style-name="gr6" draw:text-style-name="P1" draw:layer="layout" svg:x1="2.271cm" svg:y1="6.38cm" svg:x2="2.906cm" svg:y2="6.38cm">
          <text:p/>
        </draw:line>
        <draw:custom-shape draw:style-name="gr4" draw:text-style-name="P7" draw:layer="layout" svg:width="8.89cm" svg:height="1.909cm" svg:x="2.27cm" svg:y="7.343cm">
          <text:p text:style-name="P3"><text:span text:style-name="T2"><text:s text:c="3"/></text:span><text:span text:style-name="T2">Take out the garb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" draw:layer="layout" svg:width="0.635cm" svg:height="0.635cm" svg:x="2.271cm" svg:y="7.986cm">
          <text:p/>
        </draw:rect>
        <draw:custom-shape draw:style-name="gr5" draw:text-style-name="P4" draw:layer="layout" svg:width="1.27cm" svg:height="1.27cm" svg:x="3.906cm" svg:y="13.9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5.435cm" svg:y="14.144cm">
          <text:p text:style-name="P1"><text:span text:style-name="T4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8.235cm" svg:y="14.145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">Crastinate-Pro Stage1.Scene1 #3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2" draw:text-style-name="P1" draw:layer="layout" svg:width="8.89cm" svg:height="1.905cm" svg:x="2.2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55cm" svg:height="0.909cm" svg:x="2.67cm" svg:y="4.041cm">
          <text:p text:style-name="P1"><text:span text:style-name="T2">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89cm" svg:height="1.909cm" svg:x="2.27cm" svg:y="5.4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5.762cm" svg:x="11.795cm" svg:y="3.54cm" presentation:class="outline" presentation:user-transformed="true">
          <draw:text-box>
            <text:p text:style-name="P1"><text:span text:style-name="T1">Buttons</text:span></text:p>
            <text:list text:style-name="L2">
              <text:list-item>
                <text:p><text:span text:style-name="T1">“</text:span><text:span text:style-name="T1">+” (or keyboard return) pops up a choice of either plan or reminder, which takes you to properties.</text:span></text:p>
              </text:list-item>
              <text:list-item>
                <text:p><text:span text:style-name="T1">“</text:span><text:span text:style-name="T1">Plan” pops up a menu of actions that can be done against the selected plan. <text:s/>Disabled if no plan is selected.</text:span></text:p>
              </text:list-item>
              <text:list-item>
                <text:p><text:span text:style-name="T1">“</text:span><text:span text:style-name="T1">Reminder” does the same thing it does within the Plan Edit view.</text:span></text:p>
              </text:list-item>
            </text:list>
          </draw:text-box>
        </draw:frame>
        <draw:line draw:style-name="gr6" draw:text-style-name="P1" draw:layer="layout" svg:x1="2.271cm" svg:y1="6.38cm" svg:x2="2.906cm" svg:y2="6.38cm">
          <text:p/>
        </draw:line>
        <draw:custom-shape draw:style-name="gr4" draw:text-style-name="P7" draw:layer="layout" svg:width="8.89cm" svg:height="1.909cm" svg:x="2.27cm" svg:y="7.343cm">
          <text:p text:style-name="P3"><text:span text:style-name="T2"><text:s text:c="3"/></text:span><text:span text:style-name="T2">Take out the garb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" draw:layer="layout" svg:width="0.635cm" svg:height="0.635cm" svg:x="2.271cm" svg:y="7.986cm">
          <text:p/>
        </draw:rect>
        <draw:custom-shape draw:style-name="gr5" draw:text-style-name="P4" draw:layer="layout" svg:width="1.27cm" svg:height="1.27cm" svg:x="3.906cm" svg:y="13.9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5.435cm" svg:y="14.144cm">
          <text:p text:style-name="P1"><text:span text:style-name="T4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8.235cm" svg:y="14.145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">Crastinate-Pro Stage1.Scene1 #4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2" draw:text-style-name="P1" draw:layer="layout" svg:width="8.89cm" svg:height="1.905cm" svg:x="2.2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55cm" svg:height="0.909cm" svg:x="2.67cm" svg:y="4.041cm">
          <text:p text:style-name="P1"><text:span text:style-name="T2">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89cm" svg:height="1.909cm" svg:x="2.27cm" svg:y="5.4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5.165cm" svg:x="11.795cm" svg:y="3.54cm" presentation:class="outline" presentation:user-transformed="true">
          <draw:text-box>
            <text:p text:style-name="P1"><text:span text:style-name="T1">Plan Menu. <text:s/>Does actions against the selected plans.</text:span></text:p>
            <text:list text:style-name="L2">
              <text:list-item>
                <text:p text:style-name="P3"><text:span text:style-name="T1">Most actions are self-explanatory, except Activate...</text:span></text:p>
              </text:list-item>
              <text:list-item>
                <text:p text:style-name="P3"><text:span text:style-name="T1">If the plan has conditional activation, this item will go to activation conditions. <text:s/>Otherwise it will simply toggle the activate flag.</text:span></text:p>
                <text:p text:style-name="P3"><text:span text:style-name="T1"/></text:p>
                <text:p><text:span text:style-name="T1"/></text:p>
              </text:list-item>
            </text:list>
          </draw:text-box>
        </draw:frame>
        <draw:line draw:style-name="gr6" draw:text-style-name="P1" draw:layer="layout" svg:x1="2.271cm" svg:y1="6.38cm" svg:x2="2.906cm" svg:y2="6.38cm">
          <text:p/>
        </draw:line>
        <draw:custom-shape draw:style-name="gr5" draw:text-style-name="P4" draw:layer="layout" svg:width="1.27cm" svg:height="1.27cm" svg:x="3.906cm" svg:y="13.9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5.435cm" svg:y="14.144cm">
          <text:p text:style-name="P1"><text:span text:style-name="T4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8.235cm" svg:y="14.145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621cm" svg:height="5.145cm" svg:x="5.635cm" svg:y="9.19cm">
          <text:p text:style-name="P3"><text:span text:style-name="T2">Activate</text:span></text:p>
          <text:p text:style-name="P3"><text:span text:style-name="T2">Clone</text:span></text:p>
          <text:p text:style-name="P3"><text:span text:style-name="T2">Delete</text:span></text:p>
          <text:p text:style-name="P3"><text:span text:style-name="T2">Edit</text:span></text:p>
          <text:p text:style-name="P3"><text:span text:style-name="T2">New</text:span></text:p>
          <text:p text:style-name="P3"><text:span text:style-name="T2">Properties</text:span></text:p>
          <text:p text:style-name="P3"><text:span text:style-name="T2">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8.89cm" svg:height="1.909cm" svg:x="2.27cm" svg:y="7.343cm">
          <text:p text:style-name="P3"><text:span text:style-name="T2"><text:s text:c="3"/></text:span><text:span text:style-name="T2">Take out the garb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" draw:layer="layout" svg:width="0.635cm" svg:height="0.635cm" svg:x="2.271cm" svg:y="7.986cm">
          <text:p/>
        </draw:rect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2 (Plan Properties) #1</text:span></text:p>
          </draw:text-box>
        </draw:frame>
        <draw:rect draw:style-name="gr10" draw:text-style-name="P1" draw:layer="layout" svg:width="8.89cm" svg:height="15.24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p text:style-name="P1"><text:span text:style-name="T11">Title Bar and Navigation</text:span></text:p>
            <text:list text:style-name="L2">
              <text:list-item>
                <text:p text:style-name="P3"><text:span text:style-name="T11">The title bar is the name of the plan. <text:s/>For a new plan, it says, “Enter Plan name...”</text:span></text:p>
              </text:list-item>
              <text:list-item>
                <text:p><text:span text:style-name="T11">Cancel returns without saving changes</text:span></text:p>
              </text:list-item>
              <text:list-item>
                <text:p><text:span text:style-name="T11">Back gesture saves and returns</text:span></text:p>
              </text:list-item>
              <text:list-item>
                <text:p><text:span text:style-name="T11">A plan name is required to save changes. <text:s/>If it's not entered, a pop-up dialog appears.</text:span></text:p>
              </text:list-item>
            </text:list>
          </draw:text-box>
        </draw:frame>
        <draw:frame draw:style-name="gr12" draw:text-style-name="P9" draw:layer="layout" svg:width="8.89cm" svg:height="5.58cm" svg:x="2.27cm" svg:y="5.445cm">
          <draw:text-box>
            <text:p text:style-name="P8"><text:span text:style-name="T4">Conditional Activation</text:span><text:span text:style-name="T4"><text:tab/></text:span><text:span text:style-name="T4">Yes/No</text:span></text:p>
            <text:p text:style-name="P8"><text:span text:style-name="T4">Active</text:span><text:span text:style-name="T4"><text:tab/></text:span><text:span text:style-name="T4">Yes/No</text:span></text:p>
            <text:p text:style-name="P8"><text:span text:style-name="T4"/></text:p>
            <text:p text:style-name="P8"><text:span text:style-name="T2"/></text:p>
            <text:p text:style-name="P8"><text:span text:style-name="T7">This Plan is a Schedule</text:span><text:span text:style-name="T7"><text:tab/></text:span><text:span text:style-name="T7">Yes/No</text:span></text:p>
            <text:p text:style-name="P8"><text:span text:style-name="T2"/></text:p>
            <text:p text:style-name="P8"><text:span text:style-name="T2"/></text:p>
            <text:p text:style-name="P8"><text:span text:style-name="T2">(icon) Notes</text:span></text:p>
          </draw:text-box>
        </draw:frame>
        <draw:custom-shape draw:style-name="gr3" draw:text-style-name="P1" draw:layer="layout" svg:width="7.591cm" svg:height="0.909cm" svg:x="2.934cm" svg:y="7.145cm">
          <text:p text:style-name="P1"><text:span text:style-name="T4">Activation 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7.2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4.335cm" svg:y="17.345cm">
          <text:p text:style-name="P1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591cm" svg:height="0.909cm" svg:x="2.937cm" svg:y="9.048cm">
          <text:p text:style-name="P1"><text:span text:style-name="T4">Schedul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2 (Plan Properties) #1.1</text:span></text:p>
          </draw:text-box>
        </draw:frame>
        <draw:rect draw:style-name="gr10" draw:text-style-name="P1" draw:layer="layout" svg:width="8.89cm" svg:height="15.24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4.717cm" svg:x="11.795cm" svg:y="3.54cm" presentation:class="outline" presentation:user-transformed="true">
          <draw:text-box>
            <text:p text:style-name="P1"><text:span text:style-name="T11">Conditional Activation</text:span></text:p>
            <text:list text:style-name="L2">
              <text:list-item>
                <text:p><text:span text:style-name="T11">Conditional Activation is the unique characteristic of the application. <text:s/>Need to come up with a more elegant way to present this. <text:s/>Maybe there's a clever way to combine all three.</text:span></text:p>
              </text:list-item>
              <text:list-item>
                <text:p><text:span text:style-name="T11">If “Conditional Activation” is set to “yes” then “active” will be disabled, and determined based on conditions, and “Activation Conditions” will be enabled.</text:span></text:p>
              </text:list-item>
              <text:list-item>
                <text:p><text:span text:style-name="T11">“</text:span><text:span text:style-name="T11">Activation Conditions” takes you to that dialog</text:span></text:p>
              </text:list-item>
            </text:list>
          </draw:text-box>
        </draw:frame>
        <draw:frame draw:style-name="gr12" draw:text-style-name="P9" draw:layer="layout" svg:width="8.89cm" svg:height="5.58cm" svg:x="2.27cm" svg:y="5.445cm">
          <draw:text-box>
            <text:p text:style-name="P8"><text:span text:style-name="T4">Conditional Activation</text:span><text:span text:style-name="T4"><text:tab/></text:span><text:span text:style-name="T4">Yes/No</text:span></text:p>
            <text:p text:style-name="P8"><text:span text:style-name="T4">Active</text:span><text:span text:style-name="T4"><text:tab/></text:span><text:span text:style-name="T4">Yes/No</text:span></text:p>
            <text:p text:style-name="P8"><text:span text:style-name="T4"/></text:p>
            <text:p text:style-name="P8"><text:span text:style-name="T2"/></text:p>
            <text:p text:style-name="P8"><text:span text:style-name="T7">This Plan is a Schedule</text:span><text:span text:style-name="T7"><text:tab/></text:span><text:span text:style-name="T7">Yes/No</text:span></text:p>
            <text:p text:style-name="P8"><text:span text:style-name="T2"/></text:p>
            <text:p text:style-name="P8"><text:span text:style-name="T2"/></text:p>
            <text:p text:style-name="P8"><text:span text:style-name="T2">(icon) Notes</text:span></text:p>
          </draw:text-box>
        </draw:frame>
        <draw:custom-shape draw:style-name="gr3" draw:text-style-name="P1" draw:layer="layout" svg:width="7.591cm" svg:height="0.909cm" svg:x="2.934cm" svg:y="7.145cm">
          <text:p text:style-name="P1"><text:span text:style-name="T4">Activation 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7.2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4.335cm" svg:y="17.345cm">
          <text:p text:style-name="P1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591cm" svg:height="0.909cm" svg:x="2.936cm" svg:y="9.047cm">
          <text:p text:style-name="P1"><text:span text:style-name="T4">Schedul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2 (Plan Properties) #1.2</text:span></text:p>
          </draw:text-box>
        </draw:frame>
        <draw:rect draw:style-name="gr10" draw:text-style-name="P1" draw:layer="layout" svg:width="8.89cm" svg:height="15.24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6.253cm" svg:x="11.795cm" svg:y="3.54cm" presentation:class="outline" presentation:user-transformed="true">
          <draw:text-box>
            <text:p text:style-name="P1"><text:span text:style-name="T12">Schedule toggle</text:span></text:p>
            <text:list text:style-name="L2">
              <text:list-item>
                <text:p text:style-name="P3"><text:span text:style-name="T8">The “Schedule” property is the juncture between “Morning Plans” and “Clock+ Reminders” (see notes)</text:span></text:p>
              </text:list-item>
              <text:list-item>
                <text:p text:style-name="P3"><text:span text:style-name="T8">Controls how the start times for the reminders in the plan are determined. <text:s/></text:span></text:p>
              </text:list-item>
              <text:list-item>
                <text:p text:style-name="P3"><text:span text:style-name="T8">Also here need a clever and elegant UI</text:span></text:p>
              </text:list-item>
              <text:list-item>
                <text:p text:style-name="P3"><text:span text:style-name="T8">Another idea for this might be “Reminder times... calculated/entered”</text:span></text:p>
              </text:list-item>
              <text:list-item>
                <text:p text:style-name="P3"><text:span text:style-name="T8">Not sure how to logically handle this switch in existing plans. <text:s/>May need to try different approaches in alpha testing</text:span></text:p>
              </text:list-item>
            </text:list>
          </draw:text-box>
        </draw:frame>
        <draw:frame draw:style-name="gr12" draw:text-style-name="P9" draw:layer="layout" svg:width="8.89cm" svg:height="5.58cm" svg:x="2.27cm" svg:y="5.445cm">
          <draw:text-box>
            <text:p text:style-name="P8"><text:span text:style-name="T4">Conditional Activation</text:span><text:span text:style-name="T4"><text:tab/></text:span><text:span text:style-name="T4">Yes/No</text:span></text:p>
            <text:p text:style-name="P8"><text:span text:style-name="T4">Active</text:span><text:span text:style-name="T4"><text:tab/></text:span><text:span text:style-name="T4">Yes/No</text:span></text:p>
            <text:p text:style-name="P8"><text:span text:style-name="T4"/></text:p>
            <text:p text:style-name="P8"><text:span text:style-name="T2"/></text:p>
            <text:p text:style-name="P8"><text:span text:style-name="T7">This Plan is a Schedule</text:span><text:span text:style-name="T7"><text:tab/></text:span><text:span text:style-name="T7">Yes/No</text:span></text:p>
            <text:p text:style-name="P8"><text:span text:style-name="T2"/></text:p>
            <text:p text:style-name="P8"><text:span text:style-name="T2"/></text:p>
            <text:p text:style-name="P8"><text:span text:style-name="T2">(icon) Notes</text:span></text:p>
          </draw:text-box>
        </draw:frame>
        <draw:custom-shape draw:style-name="gr3" draw:text-style-name="P1" draw:layer="layout" svg:width="7.591cm" svg:height="0.909cm" svg:x="2.934cm" svg:y="7.145cm">
          <text:p text:style-name="P1"><text:span text:style-name="T4">Activation 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7.2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591cm" svg:height="0.909cm" svg:x="2.935cm" svg:y="9.046cm">
          <text:p text:style-name="P1"><text:span text:style-name="T4">Schedul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4.335cm" svg:y="17.346cm">
          <text:p text:style-name="P1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2 (Plan Properties) #1.3</text:span></text:p>
          </draw:text-box>
        </draw:frame>
        <draw:rect draw:style-name="gr10" draw:text-style-name="P1" draw:layer="layout" svg:width="8.89cm" svg:height="15.24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list text:style-name="L2">
              <text:list-item>
                <text:p text:style-name="P3"><text:span text:style-name="T11">The notes field is currently used for searching, but nothing else.</text:span></text:p>
              </text:list-item>
            </text:list>
          </draw:text-box>
        </draw:frame>
        <draw:frame draw:style-name="gr12" draw:text-style-name="P9" draw:layer="layout" svg:width="8.89cm" svg:height="5.456cm" svg:x="2.27cm" svg:y="5.445cm">
          <draw:text-box>
            <text:p text:style-name="P8"><text:span text:style-name="T4">Conditional Activation</text:span><text:span text:style-name="T4"><text:tab/></text:span><text:span text:style-name="T4">Yes/No</text:span></text:p>
            <text:p text:style-name="P8"><text:span text:style-name="T4">Active</text:span><text:span text:style-name="T4"><text:tab/></text:span><text:span text:style-name="T4">Yes/No</text:span></text:p>
            <text:p text:style-name="P8"><text:span text:style-name="T4"/></text:p>
            <text:p text:style-name="P8"><text:span text:style-name="T2"/></text:p>
            <text:p text:style-name="P8"><text:span text:style-name="T7">This Plan is a Schedule</text:span><text:span text:style-name="T7"><text:tab/></text:span><text:span text:style-name="T7">Yes/No</text:span></text:p>
            <text:p text:style-name="P8"><text:span text:style-name="T7"/></text:p>
            <text:p text:style-name="P8"><text:span text:style-name="T2"/></text:p>
            <text:p text:style-name="P8"><text:span text:style-name="T2">(icon) Notes</text:span></text:p>
          </draw:text-box>
        </draw:frame>
        <draw:custom-shape draw:style-name="gr3" draw:text-style-name="P2" draw:layer="layout" svg:width="7.591cm" svg:height="0.909cm" svg:x="2.934cm" svg:y="7.145cm">
          <text:p text:style-name="P1"><text:span text:style-name="T4">Activation 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7.2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591cm" svg:height="0.909cm" svg:x="2.935cm" svg:y="9.046cm">
          <text:p text:style-name="P1"><text:span text:style-name="T4">Schedul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0.909cm" svg:x="4.335cm" svg:y="17.346cm">
          <text:p text:style-name="P1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2 (Plan Properties) #2</text:span></text:p>
          </draw:text-box>
        </draw:frame>
        <draw:rect draw:style-name="gr10" draw:text-style-name="P1" draw:layer="layout" svg:width="8.89cm" svg:height="15.24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p text:style-name="P1"><text:span text:style-name="T11">Plan Name dialog</text:span></text:p>
            <text:list text:style-name="L2">
              <text:list-item>
                <text:p text:style-name="P3"><text:span text:style-name="T11">This dialog pops up if the user uses back gesture without entering a name.</text:span></text:p>
              </text:list-item>
              <text:list-item>
                <text:p text:style-name="P3"><text:span text:style-name="T11">OK (disabled until a Plan Name is entered) saves properties and returns</text:span></text:p>
              </text:list-item>
              <text:list-item>
                <text:p text:style-name="P3"><text:span text:style-name="T11">Cancel returns to properties</text:span></text:p>
              </text:list-item>
            </text:list>
          </draw:text-box>
        </draw:frame>
        <draw:frame draw:style-name="gr12" draw:text-style-name="P9" draw:layer="layout" svg:width="8.89cm" svg:height="5.58cm" svg:x="2.27cm" svg:y="5.445cm">
          <draw:text-box>
            <text:p text:style-name="P8"><text:span text:style-name="T4">Conditional Activation</text:span><text:span text:style-name="T4"><text:tab/></text:span><text:span text:style-name="T4">Yes/No</text:span></text:p>
            <text:p text:style-name="P8"><text:span text:style-name="T4">Active</text:span><text:span text:style-name="T4"><text:tab/></text:span><text:span text:style-name="T4">Yes/No</text:span></text:p>
            <text:p text:style-name="P8"><text:span text:style-name="T4"/></text:p>
            <text:p text:style-name="P8"><text:span text:style-name="T2"/></text:p>
            <text:p text:style-name="P8"><text:span text:style-name="T7">This Plan is a Schedule</text:span><text:span text:style-name="T7"><text:tab/></text:span><text:span text:style-name="T7">Yes/No</text:span></text:p>
            <text:p text:style-name="P8"><text:span text:style-name="T2"/></text:p>
            <text:p text:style-name="P8"><text:span text:style-name="T2"/></text:p>
            <text:p text:style-name="P8"><text:span text:style-name="T2">(icon) Notes</text:span></text:p>
          </draw:text-box>
        </draw:frame>
        <draw:custom-shape draw:style-name="gr3" draw:text-style-name="P1" draw:layer="layout" svg:width="7.591cm" svg:height="0.909cm" svg:x="2.934cm" svg:y="7.145cm">
          <text:p text:style-name="P1"><text:span text:style-name="T4">Activation 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7.2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4.335cm" svg:y="17.345cm">
          <text:p text:style-name="P1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8.89cm" svg:height="3.175cm" svg:x="2.27cm" svg:y="15.631cm">
          <text:p text:style-name="P3"><text:span text:style-name="T2">Please enter plan name</text:span></text:p>
          <text:p text:style-name="P3"><text:span text:style-name="T2">___________________</text:span></text:p>
          <text:p text:style-name="P1"><text:span text:style-name="T2">OK Cancel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591cm" svg:height="0.909cm" svg:x="2.937cm" svg:y="9.048cm">
          <text:p text:style-name="P1"><text:span text:style-name="T4">Schedul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2a (Activation Conditions)</text:span></text:p>
          </draw:text-box>
        </draw:frame>
        <draw:rect draw:style-name="gr10" draw:text-style-name="P1" draw:layer="layout" svg:width="8.89cm" svg:height="15.24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1"><text:span text:style-name="T2">Activation Conditions for</text:span></text:p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list text:style-name="L2">
              <text:list-item>
                <text:p text:style-name="P3"><text:span text:style-name="T11">In the initial release, activation conditions will be strictly time based</text:span></text:p>
              </text:list-item>
              <text:list-item>
                <text:p text:style-name="P3"><text:span text:style-name="T11">There will be many enhancements in this dialog in future releases (see notes)</text:span></text:p>
              </text:list-item>
            </text:list>
          </draw:text-box>
        </draw:frame>
        <draw:frame draw:style-name="gr12" draw:text-style-name="P9" draw:layer="layout" svg:width="8.89cm" svg:height="4.037cm" svg:x="2.27cm" svg:y="5.445cm">
          <draw:text-box>
            <text:p text:style-name="P8"><text:span text:style-name="T4">Date: (picker-today, tomorrow, choose)</text:span></text:p>
            <text:p text:style-name="P8"><text:span text:style-name="T4">Recurrence:</text:span></text:p>
            <text:p text:style-name="P8"><text:span text:style-name="T4">Daily/weekday/weekly (on day)/monthly</text:span></text:p>
            <text:p text:style-name="P8"><text:span text:style-name="T4">Until: (further notice)</text:span></text:p>
          </draw:text-box>
        </draw:frame>
        <draw:custom-shape draw:style-name="gr5" draw:text-style-name="P4" draw:layer="layout" svg:width="1.27cm" svg:height="1.27cm" svg:x="2.506cm" svg:y="17.2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4.335cm" svg:y="17.346cm">
          <text:p text:style-name="P1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2b (Schedule Parameters)</text:span></text:p>
          </draw:text-box>
        </draw:frame>
        <draw:rect draw:style-name="gr10" draw:text-style-name="P1" draw:layer="layout" svg:width="8.89cm" svg:height="15.24cm" svg:x="2.27cm" svg:y="3.24cm">
          <text:p/>
        </draw:rect>
        <draw:custom-shape draw:style-name="gr11" draw:text-style-name="P7" draw:layer="layout" svg:width="8.89cm" svg:height="1.909cm" svg:x="2.27cm" svg:y="3.541cm">
          <text:p text:style-name="P1"><text:span text:style-name="T2">Schedule Parameters for</text:span></text:p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list text:style-name="L2">
              <text:list-item>
                <text:p text:style-name="P3"><text:span text:style-name="T11">The base time is the time used to calculate the start/end times for all of the reminders in the plan.</text:span></text:p>
              </text:list-item>
              <text:list-item>
                <text:p text:style-name="P3"><text:span text:style-name="T11">The start time for the other reminders is calculated based on the end time of the previous reminder and the duration</text:span></text:p>
              </text:list-item>
              <text:list-item>
                <text:p text:style-name="P3"><text:span text:style-name="T11">Start/End is a toggle that controls whether the base time is the start of the schedule or ending. </text:span></text:p>
              </text:list-item>
            </text:list>
          </draw:text-box>
        </draw:frame>
        <draw:frame draw:style-name="gr12" draw:text-style-name="P9" draw:layer="layout" svg:width="8.89cm" svg:height="1.513cm" svg:x="2.27cm" svg:y="5.445cm">
          <draw:text-box>
            <text:p text:style-name="P8"><text:span text:style-name="T4">Base Time: </text:span></text:p>
            <text:p text:style-name="P8"><text:span text:style-name="T4">Base Time is: Start/End</text:span></text:p>
          </draw:text-box>
        </draw:frame>
        <draw:custom-shape draw:style-name="gr5" draw:text-style-name="P4" draw:layer="layout" svg:width="1.27cm" svg:height="1.27cm" svg:x="2.506cm" svg:y="17.2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4.335cm" svg:y="17.346cm">
          <text:p text:style-name="P1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3 (Edit view, portrait) #1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3.068cm" svg:x="11.795cm" svg:y="3.54cm" presentation:class="outline" presentation:user-transformed="true">
          <draw:text-box>
            <text:p text:style-name="P1"><text:span text:style-name="T1">Title Bar</text:span></text:p>
            <text:list text:style-name="L2">
              <text:list-item>
                <text:p><text:span text:style-name="T1">The title bar shows the name of the plan. <text:s/>If the title doesn't fit in the title bar, there will be ellipses on the right.</text:span></text:p>
              </text:list-item>
              <text:list-item>
                <text:p><text:span text:style-name="T1">Tapping in the title bar expands the title into a wrapping field showing the entire title. <text:s/>Tapping it again will collapse it.</text:span></text:p>
              </text:list-item>
            </text:list>
          </draw:text-box>
        </draw:frame>
        <draw:custom-shape draw:style-name="gr13" draw:text-style-name="P1" draw:layer="layout" svg:width="8.89cm" svg:height="10.163cm" svg:x="2.31cm" svg:y="5.442cm">
          <text:p text:style-name="P3"><text:span text:style-name="T13">-</text:span><text:span text:style-name="T14"> 9:00 Arrive at Office</text:span></text:p>
          <text:p text:style-name="P10"><text:span text:style-name="T14"><text:s/></text:span><text:span text:style-name="T14">8:20-9:00 Drive to Office</text:span></text:p>
          <text:p text:style-name="P10"><text:span text:style-name="T14"><text:s/></text:span><text:span text:style-name="T14">8:15-8:20 Get to car</text:span></text:p>
          <text:p text:style-name="P10"><text:span text:style-name="T14"><text:s/></text:span><text:span text:style-name="T14">8:15-8:20 Get dressed</text:span></text:p>
          <text:p text:style-name="P10"><text:span text:style-name="T13">-</text:span><text:span text:style-name="T14"> 8:10-8:15 Brush teeth</text:span></text:p>
          <text:p text:style-name="P11"><text:span text:style-name="T13"><text:tab/></text:span><text:span text:style-name="T14"> </text:span><text:span text:style-name="T14">8:10-8:00 Warm-up</text:span></text:p>
          <text:p text:style-name="P12"><text:span text:style-name="T14"><text:tab/></text:span><text:span text:style-name="T14">car</text:span></text:p>
          <text:p text:style-name="P10"><text:span text:style-name="T14"><text:s/></text:span><text:span text:style-name="T14">7:30-8:00 Get ready</text:span></text:p>
          <text:p text:style-name="P10"><text:span text:style-name="T14"><text:s/></text:span><text:span text:style-name="T14">6:25-7:30 Work-out</text:span></text:p>
          <text:p text:style-name="P10"><text:span text:style-name="T14"><text:s/></text:span><text:span text:style-name="T14">6:00-6:25 Breakfast</text:span></text:p>
          <text:p text:style-name="P10"><text:span text:style-name="T14"><text:s/></text:span><text:span text:style-name="T14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4.105cm" svg:y="14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8.234cm" svg:y="14.142cm">
          <text:p text:style-name="P1"><text:span text:style-name="T4">Use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5.534cm" svg:y="14.143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606cm" svg:y="14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3 (Edit view, portrait) #2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4.415cm" svg:x="11.795cm" svg:y="3.54cm" presentation:class="outline" presentation:user-transformed="true">
          <draw:text-box>
            <text:p text:style-name="P1"><text:span text:style-name="T8">Existing Reminders</text:span></text:p>
            <text:list text:style-name="L2">
              <text:list-item>
                <text:p><text:span text:style-name="T9">Tapping a reminder selects it</text:span></text:p>
              </text:list-item>
              <text:list-item>
                <text:p><text:span text:style-name="T9">Tap and hold takes you to properties.</text:span></text:p>
              </text:list-item>
              <text:list-item>
                <text:p><text:span text:style-name="T9">Swipe right reveals delete/cancel.</text:span></text:p>
              </text:list-item>
              <text:list-item>
                <text:p><text:span text:style-name="T9">Tap and drag moves the item. </text:span></text:p>
                <text:list>
                  <text:list-item>
                    <text:p><text:span text:style-name="T9">up/down in the list. <text:s/></text:span></text:p>
                  </text:list-item>
                  <text:list-item>
                    <text:p><text:span text:style-name="T9">Left/right changes the level.</text:span></text:p>
                  </text:list-item>
                  <text:list-item>
                    <text:p><text:span text:style-name="T9">Crastinate re-calculates the start/end times</text:span></text:p>
                  </text:list-item>
                </text:list>
              </text:list-item>
            </text:list>
          </draw:text-box>
        </draw:frame>
        <draw:custom-shape draw:style-name="gr13" draw:text-style-name="P7" draw:layer="layout" svg:width="8.89cm" svg:height="10.163cm" svg:x="2.31cm" svg:y="5.442cm">
          <text:p text:style-name="P3"><text:span text:style-name="T15">-</text:span><text:span text:style-name="T16"> 9:00 Arrive at Office</text:span></text:p>
          <text:p text:style-name="P10"><text:span text:style-name="T16"><text:s/></text:span><text:span text:style-name="T16">8:20-9:00 Drive to Office</text:span></text:p>
          <text:p text:style-name="P10"><text:span text:style-name="T16"><text:s/></text:span><text:span text:style-name="T16">8:15-8:20 Get to car</text:span></text:p>
          <text:p text:style-name="P10"><text:span text:style-name="T16"><text:s/></text:span><text:span text:style-name="T16">8:15-8:20 Get dressed</text:span></text:p>
          <text:p text:style-name="P10"><text:span text:style-name="T15">-</text:span><text:span text:style-name="T16"> 8:10-8:15 Brush teeth</text:span></text:p>
          <text:p text:style-name="P11"><text:span text:style-name="T15"><text:tab/></text:span><text:span text:style-name="T16"> </text:span><text:span text:style-name="T16">8:10-8:00 Warm-up</text:span></text:p>
          <text:p text:style-name="P12"><text:span text:style-name="T16"><text:tab/></text:span><text:span text:style-name="T16">car</text:span></text:p>
          <text:p text:style-name="P10"><text:span text:style-name="T16"><text:s/></text:span><text:span text:style-name="T16">7:30-8:00 Get ready</text:span></text:p>
          <text:p text:style-name="P10"><text:span text:style-name="T16"><text:s/></text:span><text:span text:style-name="T16">6:25-7:30 Work-out</text:span></text:p>
          <text:p text:style-name="P10"><text:span text:style-name="T16"><text:s/></text:span><text:span text:style-name="T16">6:00-6:25 Breakfast</text:span></text:p>
          <text:p text:style-name="P10"><text:span text:style-name="T16"><text:s/></text:span><text:span text:style-name="T16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4.105cm" svg:y="14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8.234cm" svg:y="14.142cm">
          <text:p text:style-name="P1"><text:span text:style-name="T4">Use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5.534cm" svg:y="14.143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606cm" svg:y="14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3 (Edit view, portrait) #3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5.474cm" svg:x="11.795cm" svg:y="3.54cm" presentation:class="outline" presentation:user-transformed="true">
          <draw:text-box>
            <text:p text:style-name="P1"><text:span text:style-name="T1">Buttons</text:span></text:p>
            <text:list text:style-name="L2">
              <text:list-item>
                <text:p><text:span text:style-name="T1">“</text:span><text:span text:style-name="T1">+” (or keyboard return) adds a new reminder. <text:s/>Where it is added depends on what is selected (described on another slide).</text:span></text:p>
              </text:list-item>
              <text:list-item>
                <text:p><text:span text:style-name="T1">“</text:span><text:span text:style-name="T1">Reminder” pops up a menu of actions that can be done against it (described </text:span><text:span text:style-name="T9">on another slide). <text:s/>Disabled if nothing is selected.</text:span></text:p>
              </text:list-item>
              <text:list-item>
                <text:p><text:span text:style-name="T9">“</text:span><text:span text:style-name="T9">Use Plan” switches to use view.</text:span></text:p>
              </text:list-item>
            </text:list>
          </draw:text-box>
        </draw:frame>
        <draw:custom-shape draw:style-name="gr13" draw:text-style-name="P7" draw:layer="layout" svg:width="8.89cm" svg:height="10.163cm" svg:x="2.31cm" svg:y="5.442cm">
          <text:p text:style-name="P3"><text:span text:style-name="T15">-</text:span><text:span text:style-name="T16"> 9:00 Arrive at Office</text:span></text:p>
          <text:p text:style-name="P10"><text:span text:style-name="T16"><text:s/></text:span><text:span text:style-name="T16">8:20-9:00 Drive to Office</text:span></text:p>
          <text:p text:style-name="P10"><text:span text:style-name="T16"><text:s/></text:span><text:span text:style-name="T16">8:15-8:20 Get to car</text:span></text:p>
          <text:p text:style-name="P10"><text:span text:style-name="T16"><text:s/></text:span><text:span text:style-name="T16">8:15-8:20 Get dressed</text:span></text:p>
          <text:p text:style-name="P10"><text:span text:style-name="T15">-</text:span><text:span text:style-name="T16"> 8:10-8:15 Brush teeth</text:span></text:p>
          <text:p text:style-name="P11"><text:span text:style-name="T15"><text:tab/></text:span><text:span text:style-name="T16"> </text:span><text:span text:style-name="T16">8:10-8:00 Warm-up</text:span></text:p>
          <text:p text:style-name="P12"><text:span text:style-name="T16"><text:tab/></text:span><text:span text:style-name="T16">car</text:span></text:p>
          <text:p text:style-name="P10"><text:span text:style-name="T16"><text:s/></text:span><text:span text:style-name="T16">7:30-8:00 Get ready</text:span></text:p>
          <text:p text:style-name="P10"><text:span text:style-name="T16"><text:s/></text:span><text:span text:style-name="T16">6:25-7:30 Work-out</text:span></text:p>
          <text:p text:style-name="P10"><text:span text:style-name="T16"><text:s/></text:span><text:span text:style-name="T16">6:00-6:25 Breakfast</text:span></text:p>
          <text:p text:style-name="P10"><text:span text:style-name="T16"><text:s/></text:span><text:span text:style-name="T16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4.105cm" svg:y="14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8.234cm" svg:y="14.142cm">
          <text:p text:style-name="P1"><text:span text:style-name="T4">Use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5.534cm" svg:y="14.143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606cm" svg:y="14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3 (Edit view, portrait) #4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5.562cm" svg:x="11.795cm" svg:y="3.54cm" presentation:class="outline" presentation:user-transformed="true">
          <draw:text-box>
            <text:list text:style-name="L2">
              <text:list-item>
                <text:p><text:span text:style-name="T1">“</text:span><text:span text:style-name="T1">+” (or return key) new item placement depends on what was selected:</text:span></text:p>
                <text:list>
                  <text:list-item>
                    <text:p><text:span text:style-name="T1">If nothing, bottom of the plan, at first level</text:span></text:p>
                  </text:list-item>
                  <text:list-item>
                    <text:p><text:span text:style-name="T1">If the top reminder, or an item with sub-items, and expanded, directly below it at next level </text:span></text:p>
                  </text:list-item>
                  <text:list-item>
                    <text:p><text:span text:style-name="T1">If an item with no sub-items, or sub-items collapsed, below the at same level</text:span></text:p>
                  </text:list-item>
                </text:list>
              </text:list-item>
            </text:list>
          </draw:text-box>
        </draw:frame>
        <draw:custom-shape draw:style-name="gr13" draw:text-style-name="P7" draw:layer="layout" svg:width="8.89cm" svg:height="10.163cm" svg:x="2.31cm" svg:y="5.442cm">
          <text:p text:style-name="P3"><text:span text:style-name="T13">-</text:span><text:span text:style-name="T14"> 9:00 Arrive at Office</text:span></text:p>
          <text:p text:style-name="P10"><text:span text:style-name="T14"><text:s/></text:span><text:span text:style-name="T14">8:20-9:00 Drive to Office</text:span></text:p>
          <text:p text:style-name="P10"><text:span text:style-name="T14"><text:s/></text:span><text:span text:style-name="T14">8:15-8:20 Get to car</text:span></text:p>
          <text:p text:style-name="P10"><text:span text:style-name="T14"><text:s/></text:span><text:span text:style-name="T14">8:15-8:20 Get dressed</text:span></text:p>
          <text:p text:style-name="P10"><text:span text:style-name="T13">-</text:span><text:span text:style-name="T14"> 8:10-8:15 Brush teeth</text:span></text:p>
          <text:p text:style-name="P11"><text:span text:style-name="T13"><text:tab/></text:span><text:span text:style-name="T14"> </text:span><text:span text:style-name="T14">8:10-8:00 Warm-up</text:span></text:p>
          <text:p text:style-name="P12"><text:span text:style-name="T14"><text:tab/></text:span><text:span text:style-name="T14">car</text:span></text:p>
          <text:p text:style-name="P10"><text:span text:style-name="T14"><text:s/></text:span><text:span text:style-name="T14">7:30-8:00 Get ready</text:span></text:p>
          <text:p text:style-name="P10"><text:span text:style-name="T14"><text:s/></text:span><text:span text:style-name="T14">6:25-7:30 Work-out</text:span></text:p>
          <text:p text:style-name="P10"><text:span text:style-name="T14"><text:s/></text:span><text:span text:style-name="T14">6:00-6:25 Breakfast</text:span></text:p>
          <text:p text:style-name="P10"><text:span text:style-name="T14"><text:s/></text:span><text:span text:style-name="T14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4.105cm" svg:y="14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8.234cm" svg:y="14.142cm">
          <text:p text:style-name="P1"><text:span text:style-name="T4">Use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5.534cm" svg:y="14.143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606cm" svg:y="14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3 (Edit view, portrait) #5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p text:style-name="P1"><text:span text:style-name="T1">Reminder Menu. <text:s/>Takes you to additional dialogs for the selected item</text:span></text:p>
            <text:list text:style-name="L2">
              <text:list-item>
                <text:p text:style-name="P3"><text:span text:style-name="T1">Most actions are self-explanatory, except Activate...</text:span></text:p>
              </text:list-item>
              <text:list-item>
                <text:p text:style-name="P3"><text:span text:style-name="T1">If the schedule plan property is on, “Activate” will not appear. <text:s/></text:span></text:p>
              </text:list-item>
            </text:list>
          </draw:text-box>
        </draw:frame>
        <draw:custom-shape draw:style-name="gr13" draw:text-style-name="P7" draw:layer="layout" svg:width="8.89cm" svg:height="10.163cm" svg:x="2.31cm" svg:y="5.442cm">
          <text:p text:style-name="P3"><text:span text:style-name="T15">-</text:span><text:span text:style-name="T16"> 9:00 Arrive at Office</text:span></text:p>
          <text:p text:style-name="P10"><text:span text:style-name="T16"><text:s/></text:span><text:span text:style-name="T16">8:20-9:00 Drive to Office</text:span></text:p>
          <text:p text:style-name="P10"><text:span text:style-name="T16"><text:s/></text:span><text:span text:style-name="T16">8:15-8:20 Get to car</text:span></text:p>
          <text:p text:style-name="P10"><text:span text:style-name="T16"><text:s/></text:span><text:span text:style-name="T16">8:15-8:20 Get dressed</text:span></text:p>
          <text:p text:style-name="P10"><text:span text:style-name="T15">-</text:span><text:span text:style-name="T16"> 8:10-8:15 Brush teeth</text:span></text:p>
          <text:p text:style-name="P11"><text:span text:style-name="T15"><text:tab/></text:span><text:span text:style-name="T16"> </text:span><text:span text:style-name="T16">8:10-8:00 Warm-up</text:span></text:p>
          <text:p text:style-name="P12"><text:span text:style-name="T16"><text:tab/></text:span><text:span text:style-name="T16">car</text:span></text:p>
          <text:p text:style-name="P10"><text:span text:style-name="T16"><text:s/></text:span><text:span text:style-name="T16">7:30-8:00 Get ready</text:span></text:p>
          <text:p text:style-name="P10"><text:span text:style-name="T16"><text:s/></text:span><text:span text:style-name="T16">6:25-7:30 Work-out</text:span></text:p>
          <text:p text:style-name="P10"><text:span text:style-name="T16"><text:s/></text:span><text:span text:style-name="T16">6:00-6:25 Breakfast</text:span></text:p>
          <text:p text:style-name="P10"><text:span text:style-name="T16"><text:s/></text:span><text:span text:style-name="T16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standard" draw:text-style-name="P1" draw:layer="layout" svg:width="8.255cm" svg:height="0.635cm" svg:x="2.705cm" svg:y="6.715cm">
          <text:p text:style-name="P1">8:20-9:00 Drive to Office</text:p>
        </draw:rect>
        <draw:custom-shape draw:style-name="gr5" draw:text-style-name="P4" draw:layer="layout" svg:width="1.27cm" svg:height="1.27cm" svg:x="4.105cm" svg:y="14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909cm" svg:x="8.234cm" svg:y="14.142cm">
          <text:p text:style-name="P1"><text:span text:style-name="T4">Use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5.534cm" svg:y="14.143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606cm" svg:y="14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621cm" svg:height="3.775cm" svg:x="5.634cm" svg:y="10.56cm">
          <text:p text:style-name="P3"><text:span text:style-name="T2">Activate</text:span></text:p>
          <text:p text:style-name="P3"><text:span text:style-name="T2">Clone</text:span></text:p>
          <text:p text:style-name="P3"><text:span text:style-name="T2">Delete</text:span></text:p>
          <text:p text:style-name="P3"><text:span text:style-name="T2">New</text:span></text:p>
          <text:p text:style-name="P3"><text:span text:style-name="T2">Proper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3 (Edit view, portrait) #6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p text:style-name="P1"><text:span text:style-name="T1">Clone dialog</text:span></text:p>
            <text:list text:style-name="L2">
              <text:list-item>
                <text:p><text:span text:style-name="T1">Asks you how many times you want to replicate the selected item. <text:s/>Defaults to 1.</text:span></text:p>
              </text:list-item>
              <text:list-item>
                <text:p><text:span text:style-name="T1">The number field is a 2-digit selector that slides, and allows you to type a number.</text:span></text:p>
              </text:list-item>
              <text:list-item>
                <text:p><text:span text:style-name="T1">The return key selects the OK button</text:span></text:p>
              </text:list-item>
            </text:list>
          </draw:text-box>
        </draw:frame>
        <draw:custom-shape draw:style-name="gr13" draw:text-style-name="P7" draw:layer="layout" svg:width="8.89cm" svg:height="10.163cm" svg:x="2.31cm" svg:y="5.442cm">
          <text:p text:style-name="P3"><text:span text:style-name="T15">-</text:span><text:span text:style-name="T16"> 9:00 Arrive at Office</text:span></text:p>
          <text:p text:style-name="P10"><text:span text:style-name="T16"><text:s/></text:span><text:span text:style-name="T16">8:20-9:00 Drive to Office</text:span></text:p>
          <text:p text:style-name="P10"><text:span text:style-name="T16"><text:s/></text:span><text:span text:style-name="T16">8:15-8:20 Get to car</text:span></text:p>
          <text:p text:style-name="P10"><text:span text:style-name="T16"><text:s/></text:span><text:span text:style-name="T16">8:15-8:20 Get dressed</text:span></text:p>
          <text:p text:style-name="P10"><text:span text:style-name="T15">-</text:span><text:span text:style-name="T16"> 8:10-8:15 Brush teeth</text:span></text:p>
          <text:p text:style-name="P11"><text:span text:style-name="T15"><text:tab/></text:span><text:span text:style-name="T16"> </text:span><text:span text:style-name="T16">8:10-8:00 Warm-up</text:span></text:p>
          <text:p text:style-name="P12"><text:span text:style-name="T16"><text:tab/></text:span><text:span text:style-name="T16">car</text:span></text:p>
          <text:p text:style-name="P10"><text:span text:style-name="T16"><text:s/></text:span><text:span text:style-name="T16">7:30-8:00 Get ready</text:span></text:p>
          <text:p text:style-name="P10"><text:span text:style-name="T16"><text:s/></text:span><text:span text:style-name="T16">6:25-7:30 Work-out</text:span></text:p>
          <text:p text:style-name="P10"><text:span text:style-name="T16"><text:s/></text:span><text:span text:style-name="T16">6:00-6:25 Breakfast</text:span></text:p>
          <text:p text:style-name="P10"><text:span text:style-name="T16"><text:s/></text:span><text:span text:style-name="T16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905cm" svg:y="14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0.909cm" svg:x="8.034cm" svg:y="14.142cm">
          <text:p text:style-name="P1"><text:span text:style-name="T4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0.909cm" svg:x="4.934cm" svg:y="14.143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8.89cm" svg:height="3.175cm" svg:x="2.27cm" svg:y="12.43cm">
          <text:p text:style-name="P3"><text:span text:style-name="T2">Clone Reminder?</text:span></text:p>
          <text:p text:style-name="P3"><text:span text:style-name="T2">Times?</text:span><text:span text:style-name="T2"><text:tab/></text:span><text:span text:style-name="T2"><text:tab/></text:span><text:span text:style-name="T2"><text:tab/></text:span><text:span text:style-name="T2">1</text:span></text:p>
          <text:p text:style-name="P1"><text:span text:style-name="T2">Cancel</text:span></text:p>
          <text:p text:style-name="P1"><text:span text:style-name="T2">O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standard" draw:text-style-name="P1" draw:layer="layout" svg:width="8.255cm" svg:height="0.635cm" svg:x="2.705cm" svg:y="6.715cm">
          <text:p text:style-name="P1">8:20-9:00 Drive to Office</text:p>
        </draw:rect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3 (Edit view, portrait) #7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274cm" svg:x="11.795cm" svg:y="3.54cm" presentation:class="outline" presentation:user-transformed="true">
          <draw:text-box>
            <text:p text:style-name="P1"><text:span text:style-name="T1">Delete dialog</text:span></text:p>
            <text:list text:style-name="L2">
              <text:list-item>
                <text:p><text:span text:style-name="T1">Confirms delete</text:span></text:p>
              </text:list-item>
              <text:list-item>
                <text:p><text:span text:style-name="T1">The return key selects the cancel button</text:span></text:p>
              </text:list-item>
              <text:list-item>
                <text:p><text:span text:style-name="T1">Futures: </text:span></text:p>
                <text:list>
                  <text:list-item>
                    <text:p><text:span text:style-name="T1">A way to toggle the delete confirmation</text:span></text:p>
                  </text:list-item>
                  <text:list-item>
                    <text:p><text:span text:style-name="T1">A way to delete multiple items</text:span></text:p>
                  </text:list-item>
                </text:list>
              </text:list-item>
            </text:list>
          </draw:text-box>
        </draw:frame>
        <draw:custom-shape draw:style-name="gr13" draw:text-style-name="P7" draw:layer="layout" svg:width="8.89cm" svg:height="10.163cm" svg:x="2.31cm" svg:y="5.442cm">
          <text:p text:style-name="P3"><text:span text:style-name="T15">-</text:span><text:span text:style-name="T16"> 9:00 Arrive at Office</text:span></text:p>
          <text:p text:style-name="P10"><text:span text:style-name="T16"><text:s/></text:span><text:span text:style-name="T16">8:20-9:00 Drive to Office</text:span></text:p>
          <text:p text:style-name="P10"><text:span text:style-name="T16"><text:s/></text:span><text:span text:style-name="T16">8:15-8:20 Get to car</text:span></text:p>
          <text:p text:style-name="P10"><text:span text:style-name="T16"><text:s/></text:span><text:span text:style-name="T16">8:15-8:20 Get dressed</text:span></text:p>
          <text:p text:style-name="P10"><text:span text:style-name="T15">-</text:span><text:span text:style-name="T16"> 8:10-8:15 Brush teeth</text:span></text:p>
          <text:p text:style-name="P11"><text:span text:style-name="T15"><text:tab/></text:span><text:span text:style-name="T16"> </text:span><text:span text:style-name="T16">8:10-8:00 Warm-up</text:span></text:p>
          <text:p text:style-name="P12"><text:span text:style-name="T16"><text:tab/></text:span><text:span text:style-name="T16">car</text:span></text:p>
          <text:p text:style-name="P10"><text:span text:style-name="T16"><text:s/></text:span><text:span text:style-name="T16">7:30-8:00 Get ready</text:span></text:p>
          <text:p text:style-name="P10"><text:span text:style-name="T16"><text:s/></text:span><text:span text:style-name="T16">6:25-7:30 Work-out</text:span></text:p>
          <text:p text:style-name="P10"><text:span text:style-name="T16"><text:s/></text:span><text:span text:style-name="T16">6:00-6:25 Breakfast</text:span></text:p>
          <text:p text:style-name="P10"><text:span text:style-name="T16"><text:s/></text:span><text:span text:style-name="T16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905cm" svg:y="14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0.909cm" svg:x="8.034cm" svg:y="14.142cm">
          <text:p text:style-name="P1"><text:span text:style-name="T4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0.909cm" svg:x="4.934cm" svg:y="14.143cm">
          <text:p text:style-name="P1"><text:span text:style-name="T4">Rem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8.89cm" svg:height="3.175cm" svg:x="2.27cm" svg:y="12.43cm">
          <text:p text:style-name="P3"><text:span text:style-name="T2">Delete Reminder?</text:span></text:p>
          <text:p text:style-name="P1"><text:span text:style-name="T2">Delete</text:span></text:p>
          <text:p text:style-name="P1"><text:span text:style-name="T2">Can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standard" draw:text-style-name="P2" draw:layer="layout" svg:width="8.255cm" svg:height="0.635cm" svg:x="2.705cm" svg:y="6.715cm">
          <text:p text:style-name="P1"><text:span text:style-name="T2">8:20-9:00 Drive to Office</text:span></text:p>
        </draw:rect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4 (Reminder Properties) #1</text:span></text:p>
          </draw:text-box>
        </draw:frame>
        <draw:rect draw:style-name="gr10" draw:text-style-name="P1" draw:layer="layout" svg:width="8.89cm" svg:height="15.24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Drive to off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list text:style-name="L2">
              <text:list-item>
                <text:p text:style-name="P3"><text:span text:style-name="T1">The title bar is the name of the reminder. <text:s/>For a new reminder, it says, “Enter Reminder name...”</text:span></text:p>
              </text:list-item>
              <text:list-item>
                <text:p><text:span text:style-name="T1">These properties are kind of a mess. <text:s/>I may need to break them up depending on the “Schedule” flag in the plan</text:span></text:p>
              </text:list-item>
              <text:list-item>
                <text:p><text:span text:style-name="T1">Details on these properties are in the notes document</text:span></text:p>
              </text:list-item>
            </text:list>
          </draw:text-box>
        </draw:frame>
        <draw:frame draw:style-name="gr12" draw:layer="layout" svg:width="8.89cm" svg:height="11.14cm" svg:x="2.27cm" svg:y="5.445cm">
          <draw:text-box>
            <text:p text:style-name="P8"><text:span text:style-name="T4">Start:</text:span><text:span text:style-name="T4"><text:tab/></text:span><text:span text:style-name="T4">00:00</text:span></text:p>
            <text:p text:style-name="P8"><text:span text:style-name="T4">End:</text:span><text:span text:style-name="T4"><text:tab/></text:span><text:span text:style-name="T4">00:00</text:span></text:p>
            <text:p text:style-name="P8"><text:span text:style-name="T4">Duration:</text:span><text:span text:style-name="T4"><text:tab/></text:span><text:span text:style-name="T4">00:00</text:span></text:p>
            <text:p text:style-name="P8"/>
            <text:p text:style-name="P8"><text:span text:style-name="T4">Alarm:</text:span></text:p>
            <text:p text:style-name="P8"><text:span text:style-name="T4"><text:s text:c="4"/></text:span><text:span text:style-name="T4">Type:</text:span><text:span text:style-name="T4"><text:tab/></text:span><text:span text:style-name="T4">Popup/notification</text:span></text:p>
            <text:p text:style-name="P8"><text:span text:style-name="T4"><text:s text:c="4"/></text:span><text:span text:style-name="T4">Sound:</text:span></text:p>
            <text:p text:style-name="P8"><text:span text:style-name="T4"><text:s text:c="4"/></text:span><text:span text:style-name="T4">Vibrate (yes/no)</text:span></text:p>
            <text:p text:style-name="P8"><text:span text:style-name="T4"><text:s text:c="4"/></text:span><text:span text:style-name="T4">Remind x times</text:span></text:p>
            <text:p text:style-name="P8"><text:span text:style-name="T4"><text:s text:c="4"/></text:span><text:span text:style-name="T4">At x minute intervals</text:span></text:p>
            <text:p text:style-name="P8"><text:span text:style-name="T4"><text:s text:c="4"/></text:span><text:span text:style-name="T4">Initial Snooze x minutes</text:span></text:p>
            <text:p text:style-name="P8"><text:span text:style-name="T4">Recurrence Pattern:</text:span></text:p>
            <text:p text:style-name="P8"><text:span text:style-name="T4">Daily, Weekly (on day), monthly, until date</text:span></text:p>
            <text:p text:style-name="P8"/>
            <text:p text:style-name="P8"><text:span text:style-name="T4">Plan(s):</text:span></text:p>
            <text:p text:style-name="P8"><text:span text:style-name="T4">(icon) Notes</text:span></text:p>
          </draw:text-box>
        </draw:frame>
        <draw:custom-shape draw:style-name="gr5" draw:text-style-name="P4" draw:layer="layout" svg:width="1.27cm" svg:height="1.27cm" svg:x="2.506cm" svg:y="17.2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1.Scene4 (Reminder Properties) #2</text:span></text:p>
          </draw:text-box>
        </draw:frame>
        <draw:rect draw:style-name="gr10" draw:text-style-name="P1" draw:layer="layout" svg:width="8.89cm" svg:height="15.24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Drive to off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list text:style-name="L2">
              <text:list-item>
                <text:p text:style-name="P3"><text:span text:style-name="T1">The notes field for the user to make notes about the reminder, and also used for search, unless I think of something else.</text:span></text:p>
              </text:list-item>
            </text:list>
          </draw:text-box>
        </draw:frame>
        <draw:frame draw:style-name="gr12" draw:layer="layout" svg:width="8.89cm" svg:height="11.14cm" svg:x="2.27cm" svg:y="5.445cm">
          <draw:text-box>
            <text:p text:style-name="P8"><text:span text:style-name="T4">Start:</text:span><text:span text:style-name="T4"><text:tab/></text:span><text:span text:style-name="T4">00:00</text:span></text:p>
            <text:p text:style-name="P8"><text:span text:style-name="T4">End:</text:span><text:span text:style-name="T4"><text:tab/></text:span><text:span text:style-name="T4">00:00</text:span></text:p>
            <text:p text:style-name="P8"><text:span text:style-name="T4">Duration:</text:span><text:span text:style-name="T4"><text:tab/></text:span><text:span text:style-name="T4">00:00</text:span></text:p>
            <text:p text:style-name="P8"/>
            <text:p text:style-name="P8"><text:span text:style-name="T4">Alarm:</text:span></text:p>
            <text:p text:style-name="P8"><text:span text:style-name="T4"><text:s text:c="4"/></text:span><text:span text:style-name="T4">Type:</text:span><text:span text:style-name="T4"><text:tab/></text:span><text:span text:style-name="T4">Popup/notification</text:span></text:p>
            <text:p text:style-name="P8"><text:span text:style-name="T4"><text:s text:c="4"/></text:span><text:span text:style-name="T4">Sound:</text:span></text:p>
            <text:p text:style-name="P8"><text:span text:style-name="T4"><text:s text:c="4"/></text:span><text:span text:style-name="T4">Vibrate (yes/no)</text:span></text:p>
            <text:p text:style-name="P8"><text:span text:style-name="T4"><text:s text:c="4"/></text:span><text:span text:style-name="T4">Remind x times</text:span></text:p>
            <text:p text:style-name="P8"><text:span text:style-name="T4"><text:s text:c="4"/></text:span><text:span text:style-name="T4">At x minute intervals</text:span></text:p>
            <text:p text:style-name="P8"><text:span text:style-name="T4"><text:s text:c="4"/></text:span><text:span text:style-name="T4">Initial Snooze x minutes</text:span></text:p>
            <text:p text:style-name="P8"><text:span text:style-name="T4">Recurrence Pattern:</text:span></text:p>
            <text:p text:style-name="P8"><text:span text:style-name="T4">Daily, Weekly (on day), monthly, until date</text:span></text:p>
            <text:p text:style-name="P8"/>
            <text:p text:style-name="P8"><text:span text:style-name="T4">Plan(s):</text:span></text:p>
            <text:p text:style-name="P8"><text:span text:style-name="T4">(icon) Notes</text:span></text:p>
          </draw:text-box>
        </draw:frame>
        <draw:custom-shape draw:style-name="gr5" draw:text-style-name="P4" draw:layer="layout" svg:width="1.27cm" svg:height="1.27cm" svg:x="2.506cm" svg:y="17.2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2.Scene1 (Use view, portrait) #1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3.773cm" svg:x="11.795cm" svg:y="3.54cm" presentation:class="outline" presentation:user-transformed="true">
          <draw:text-box>
            <text:list text:style-name="L2">
              <text:list-item>
                <text:p><text:span text:style-name="T11">This will be a new stage, so you can use multiple plans simultaneously.</text:span></text:p>
              </text:list-item>
              <text:list-item>
                <text:p><text:span text:style-name="T11">This is the Use View for a schedule plan.</text:span></text:p>
              </text:list-item>
              <text:list-item>
                <text:p><text:span text:style-name="T11">For non-schedule plans, all of the items are on the same level, and the start/end times are specified in the reminder properties</text:span></text:p>
              </text:list-item>
              <text:list-item>
                <text:p><text:span text:style-name="T11">The start and end times are calculated based on the schedule parameters for the plan, and the duration of each reminder</text:span></text:p>
              </text:list-item>
            </text:list>
          </draw:text-box>
        </draw:frame>
        <draw:custom-shape draw:style-name="gr13" draw:text-style-name="P7" draw:layer="layout" svg:width="8.89cm" svg:height="10.163cm" svg:x="2.31cm" svg:y="5.442cm">
          <text:p text:style-name="P3"><text:span text:style-name="T15">□</text:span><text:span text:style-name="T16"> </text:span><text:span text:style-name="T16">6:00-9:00 Arrive at Office</text:span></text:p>
          <text:p text:style-name="P10"><text:span text:style-name="T15">□</text:span><text:span text:style-name="T16"> </text:span><text:span text:style-name="T16">8:20-9:00 Drive to Office</text:span></text:p>
          <text:p text:style-name="P10"><text:span text:style-name="T15">□</text:span><text:span text:style-name="T16"> </text:span><text:span text:style-name="T16">8:15-8:20 Get to car</text:span></text:p>
          <text:p text:style-name="P10"><text:span text:style-name="T15">□</text:span><text:span text:style-name="T16"> </text:span><text:span text:style-name="T16">8:15-8:20 Get dressed</text:span></text:p>
          <text:p text:style-name="P10"><text:span text:style-name="T15">□</text:span><text:span text:style-name="T16"> </text:span><text:span text:style-name="T16">8:10-8:15 Brush teeth</text:span></text:p>
          <text:p text:style-name="P10"><text:span text:style-name="T15">□</text:span><text:span text:style-name="T16"> </text:span><text:span text:style-name="T16">8:10-8:00 Warm-up car</text:span></text:p>
          <text:p text:style-name="P10"><text:span text:style-name="T15">□</text:span><text:span text:style-name="T16"> </text:span><text:span text:style-name="T16">7:30-8:00 Get ready</text:span></text:p>
          <text:p text:style-name="P10"><text:span text:style-name="T15">□</text:span><text:span text:style-name="T16"> </text:span><text:span text:style-name="T16">6:25-7:30 Work-out</text:span></text:p>
          <text:p text:style-name="P10"><text:span text:style-name="T15">□</text:span><text:span text:style-name="T16"> </text:span><text:span text:style-name="T16">6:00-6:25 Breakfast</text:span></text:p>
          <text:p text:style-name="P10"><text:span text:style-name="T15">□</text:span><text:span text:style-name="T16"> </text:span><text:span text:style-name="T16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4.035cm" svg:y="14.144cm">
          <text:p text:style-name="P1"><text:span text:style-name="T4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7.335cm" svg:y="14.145cm">
          <text:p text:style-name="P1"><text:span text:style-name="T4">Edit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2.Scene1 (Use view, portrait) #1</text:span></text:p>
          </draw:text-box>
        </draw:frame>
        <draw:frame presentation:style-name="pr5" draw:layer="layout" svg:width="23.345cm" svg:height="3.175cm" svg:x="2.42cm" svg:y="16.423cm" presentation:class="outline" presentation:placeholder="true" presentation:user-transformed="true">
          <draw:text-box/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list text:style-name="L2">
              <text:list-item>
                <text:p><text:span text:style-name="T11">There are two ways to mark a reminder complete: 1) Tap on it once to select it, then press the space bar 2) Tap on the check-box.</text:span></text:p>
              </text:list-item>
              <text:list-item>
                <text:p><text:span text:style-name="T11">If you use the select/space bar method, the next item is selected after you press the space bar</text:span></text:p>
              </text:list-item>
            </text:list>
          </draw:text-box>
        </draw:frame>
        <draw:custom-shape draw:style-name="gr13" draw:text-style-name="P7" draw:layer="layout" svg:width="8.89cm" svg:height="10.163cm" svg:x="2.31cm" svg:y="5.442cm">
          <text:p text:style-name="P3"><text:span text:style-name="T15">□</text:span><text:span text:style-name="T16"> </text:span><text:span text:style-name="T16">6:00-9:00 Arrive at Office</text:span></text:p>
          <text:p text:style-name="P10"><text:span text:style-name="T15">□</text:span><text:span text:style-name="T16"> </text:span><text:span text:style-name="T16">8:20-9:00 Drive to Office</text:span></text:p>
          <text:p text:style-name="P10"><text:span text:style-name="T15">□</text:span><text:span text:style-name="T16"> </text:span><text:span text:style-name="T16">8:15-8:20 Get to car</text:span></text:p>
          <text:p text:style-name="P10"><text:span text:style-name="T15">□</text:span><text:span text:style-name="T16"> </text:span><text:span text:style-name="T16">8:15-8:20 Get dressed</text:span></text:p>
          <text:p text:style-name="P10"><text:span text:style-name="T15">□</text:span><text:span text:style-name="T16"> </text:span><text:span text:style-name="T16">8:10-8:15 Brush teeth</text:span></text:p>
          <text:p text:style-name="P10"><text:span text:style-name="T15">□</text:span><text:span text:style-name="T16"> </text:span><text:span text:style-name="T16">8:10-8:00 Warm-up car</text:span></text:p>
          <text:p text:style-name="P10"><text:span text:style-name="T15">□</text:span><text:span text:style-name="T16"> </text:span><text:span text:style-name="T16">7:30-8:00 Get ready</text:span></text:p>
          <text:p text:style-name="P10"><text:span text:style-name="T15">□</text:span><text:span text:style-name="T16"> </text:span><text:span text:style-name="T16">6:25-7:30 Work-out</text:span></text:p>
          <text:p text:style-name="P10"><text:span text:style-name="T15">□</text:span><text:span text:style-name="T16"> </text:span><text:span text:style-name="T16">6:00-6:25 Breakfast</text:span></text:p>
          <text:p text:style-name="P10"><text:span text:style-name="T15">□</text:span><text:span text:style-name="T16"> </text:span><text:span text:style-name="T16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4.035cm" svg:y="14.144cm">
          <text:p text:style-name="P1"><text:span text:style-name="T4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7.335cm" svg:y="14.145cm">
          <text:p text:style-name="P1"><text:span text:style-name="T4">Edit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4">
        <office:forms form:automatic-focus="false" form:apply-design-mode="false"/>
        <draw:frame presentation:style-name="pr1" draw:layer="layout" svg:width="23.345cm" svg:height="1.636cm" svg:x="2.297cm" svg:y="1.904cm" presentation:class="title" presentation:user-transformed="true">
          <draw:text-box>
            <text:p><text:span text:style-name="T10">Stage2.Scene1 (Use view, portrait) #1</text:span></text:p>
          </draw:text-box>
        </draw:frame>
        <draw:rect draw:style-name="gr1" draw:text-style-name="P1" draw:layer="layout" svg:width="8.89cm" svg:height="12.065cm" svg:x="2.27cm" svg:y="3.54cm">
          <text:p/>
        </draw:rect>
        <draw:custom-shape draw:style-name="gr11" draw:text-style-name="P7" draw:layer="layout" svg:width="8.89cm" svg:height="1.909cm" svg:x="2.27cm" svg:y="3.541cm">
          <text:p text:style-name="P3"><text:span text:style-name="T2">Welcome to Crastinate-P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13.97cm" svg:height="12.065cm" svg:x="11.795cm" svg:y="3.54cm" presentation:class="outline" presentation:user-transformed="true">
          <draw:text-box>
            <text:p text:style-name="P1"><text:span text:style-name="T11">View Menu</text:span></text:p>
            <text:list text:style-name="L2">
              <text:list-item>
                <text:p><text:span text:style-name="T11">“</text:span><text:span text:style-name="T11">Hide” will toggle between “Hide” and “show”</text:span></text:p>
              </text:list-item>
            </text:list>
          </draw:text-box>
        </draw:frame>
        <draw:custom-shape draw:style-name="gr13" draw:text-style-name="P7" draw:layer="layout" svg:width="8.89cm" svg:height="10.163cm" svg:x="2.31cm" svg:y="5.442cm">
          <text:p text:style-name="P3"><text:span text:style-name="T15">□</text:span><text:span text:style-name="T16"> </text:span><text:span text:style-name="T16">6:00-9:00 Arrive at Office</text:span></text:p>
          <text:p text:style-name="P10"><text:span text:style-name="T15">□</text:span><text:span text:style-name="T16"> </text:span><text:span text:style-name="T16">8:20-9:00 Drive to Office</text:span></text:p>
          <text:p text:style-name="P10"><text:span text:style-name="T15">□</text:span><text:span text:style-name="T16"> </text:span><text:span text:style-name="T16">8:15-8:20 Get to car</text:span></text:p>
          <text:p text:style-name="P10"><text:span text:style-name="T15">□</text:span><text:span text:style-name="T16"> </text:span><text:span text:style-name="T16">8:15-8:20 Get dressed</text:span></text:p>
          <text:p text:style-name="P10"><text:span text:style-name="T15">□</text:span><text:span text:style-name="T16"> </text:span><text:span text:style-name="T16">8:10-8:15 Brush teeth</text:span></text:p>
          <text:p text:style-name="P10"><text:span text:style-name="T15">□</text:span><text:span text:style-name="T16"> </text:span><text:span text:style-name="T16">8:10-8:00 Warm-up car</text:span></text:p>
          <text:p text:style-name="P10"><text:span text:style-name="T15">□</text:span><text:span text:style-name="T16"> </text:span><text:span text:style-name="T16">7:30-8:00 Get ready</text:span></text:p>
          <text:p text:style-name="P10"><text:span text:style-name="T15">□</text:span><text:span text:style-name="T16"> </text:span><text:span text:style-name="T16">6:25-7:30 Work-out</text:span></text:p>
          <text:p text:style-name="P10"><text:span text:style-name="T15">□</text:span><text:span text:style-name="T16"> </text:span><text:span text:style-name="T16">6:00-6:25 Breakfast</text:span></text:p>
          <text:p text:style-name="P10"><text:span text:style-name="T15">□</text:span><text:span text:style-name="T16"> </text:span><text:span text:style-name="T16">6:00-6:00 Get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4.035cm" svg:y="14.144cm">
          <text:p text:style-name="P1"><text:span text:style-name="T4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0.909cm" svg:x="7.335cm" svg:y="14.145cm">
          <text:p text:style-name="P1"><text:span text:style-name="T4">Edit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7cm" svg:height="1.27cm" svg:x="2.506cm" svg:y="13.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5.32cm" svg:height="1.906cm" svg:x="3.935cm" svg:y="12.43cm">
          <text:p text:style-name="P3"><text:span text:style-name="T2">Hide Completed</text:span></text:p>
          <text:p text:style-name="P3"><text:span text:style-name="T2">Hide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justify" draw:textarea-vertical-align="top" fo:padding-top="0.125cm" fo:padding-bottom="0.125cm" fo:padding-left="0.508cm" fo:padding-right="0.508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2.928cm" svg:x="2.297cm" svg:y="5.584cm" presentation:class="outline" presentation:placeholder="true">
        <draw:text-box/>
      </draw:frame>
      <draw:frame presentation:style-name="Mpr1" draw:text-style-name="MP1" draw:layer="backgroundobjects" svg:width="6.043cm" svg:height="1.351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222cm" svg:height="1.351cm" svg:x="9.871cm" svg:y="18.8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043cm" svg:height="1.351cm" svg:x="19.599cm" svg:y="18.8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1.771cm" svg:height="2.652cm" svg:x="2.852cm" svg:y="2.772cm" presentation:class="title" presentation:placeholder="true">
        <draw:text-box/>
      </draw:frame>
      <draw:frame presentation:style-name="lyt-blackandwhite-outline1" draw:layer="backgroundobjects" svg:width="22.789cm" svg:height="9.875cm" svg:x="2.852cm" svg:y="5.336cm" presentation:class="outline" presentation:placeholder="true">
        <draw:text-box/>
      </draw:frame>
      <draw:frame presentation:style-name="Mpr4" draw:text-style-name="MP4" draw:layer="backgroundobjects" svg:width="6.043cm" svg:height="1.351cm" svg:x="2.389cm" svg:y="17.37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222cm" svg:height="1.351cm" svg:x="9.408cm" svg:y="17.4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043cm" svg:height="1.351cm" svg:x="18.579cm" svg:y="17.44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lan Kinsman</meta:initial-creator>
    <meta:creation-date>2009-12-27T18:30:14.03</meta:creation-date>
    <meta:editing-duration>PT106H38M47S</meta:editing-duration>
    <meta:editing-cycles>118</meta:editing-cycles>
    <dc:date>2010-02-02T21:14:10.17</dc:date>
    <dc:creator>Roland Kinsman</dc:creator>
    <meta:generator>OpenOffice.org/3.1$Win32 OpenOffice.org_project/310m19$Build-9420</meta:generator>
    <meta:printed-by>Rolan Kinsman</meta:printed-by>
    <meta:print-date>2010-01-01T15:46:13.39</meta:print-date>
    <meta:document-statistic meta:object-count="359"/>
  </office:meta>
</office:document-meta>
</file>